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21b8" officeooo:paragraph-rsid="001021b8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21b8" officeooo:paragraph-rsid="001021b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officeooo:rsid="00100695" officeooo:paragraph-rsid="00100695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1a1ea" officeooo:paragraph-rsid="0011a1ea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1a1ea" officeooo:paragraph-rsid="0011a1e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331b1" officeooo:paragraph-rsid="001331b1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90e73" officeooo:paragraph-rsid="00190e7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63ed1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63ed1" officeooo:paragraph-rsid="001331b1" style:font-weight-asian="bold" style:font-weight-complex="bold"/>
    </style:style>
    <style:style style:name="T1" style:family="text">
      <style:text-properties fo:font-size="14pt" fo:font-weight="bold" officeooo:rsid="00163ed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mmet</text:p>
      <text:p text:style-name="P1"/>
      <text:p text:style-name="P2">Emmet</text:p>
      <text:list xml:id="list1911567139" text:style-name="L1">
        <text:list-item>
          <text:p text:style-name="P5">Emmet is a tool which helps you write HTML and CSS more efficiently by providing shortcuts which generates HTML and CSS.</text:p>
          <text:p text:style-name="P5"/>
        </text:list-item>
        <text:list-item>
          <text:p text:style-name="P5">Emmet provides abbreviations which can reduce the time needed to create HTML and CSS tags.</text:p>
        </text:list-item>
      </text:list>
      <text:p text:style-name="P4"/>
      <text:list xml:id="list175548026497471" text:continue-numbering="true" text:style-name="L1">
        <text:list-item>
          <text:list>
            <text:list-item>
              <text:p text:style-name="P6">Emmet: Wrap with Abbreviation</text:p>
              <text:list>
                <text:list-item>
                  <text:p text:style-name="P6">It takes an abbreviation, expands it and places currently selected content in the last element of the generated snippet.</text:p>
                </text:list-item>
                <text:list-item>
                  <text:p text:style-name="P6">If there is no selection, action will call 'Match Tag Pair' to wrap content.</text:p>
                </text:list-item>
              </text:list>
            </text:list-item>
            <text:list-item>
              <text:p text:style-name="P6">Emmet: Remove tag</text:p>
              <text:list>
                <text:list-item>
                  <text:p text:style-name="P6">Quickly removes tag. The tag is found by 'balance' from current caret position, and adjusts indentation.</text:p>
                  <text:p text:style-name="P6"/>
                </text:list-item>
              </text:list>
            </text:list-item>
          </text:list>
        </text:list-item>
        <text:list-item>
          <text:p text:style-name="P7">Using commands like: p.title.is-3&gt;strong{Text Here}</text:p>
          <text:list>
            <text:list-item>
              <text:p text:style-name="P7">Output: &lt;p class='title is-3'&gt;&lt;strong&gt;Text Here&lt;/strong&gt;&lt;/p&gt;</text:p>
            </text:list-item>
          </text:list>
        </text:list-item>
      </text:list>
      <text:p text:style-name="P9"/>
      <text:p text:style-name="P8"><text:a xlink:type="simple" xlink:href="https://docs.emmet.io/cheat-sheet/" text:style-name="Internet_20_link" text:visited-style-name="Visited_20_Internet_20_Link"><text:span text:style-name="T1">Emmet Cheatsheet</text:span></text:a></text:p>
      <text:p text:style-name="P8"><text:span text:style-name="T1"/></text:p>
      <text:p text:style-name="P8"><text:a xlink:type="simple" xlink:href="https://docs.emmet.io/" text:style-name="Internet_20_link" text:visited-style-name="Visited_20_Internet_20_Link"><text:span text:style-name="T1">Emmet Documentation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5" meta:word-count="119" meta:character-count="723" meta:non-whitespace-character-count="628"/>
  </office:meta>
</office:document-meta>
</file>